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paragraph-rsid="000b1278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fo:font-weight="bold" officeooo:paragraph-rsid="000b127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0b3846"/>
    </style:style>
    <style:style style:name="P6" style:family="paragraph" style:parent-style-name="Standard">
      <style:text-properties fo:background-color="transparent"/>
    </style:style>
    <style:style style:name="T1" style:family="text">
      <style:text-properties officeooo:rsid="000b127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/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b3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Industrial de Santander</text:p>
      <text:p text:style-name="Standard"/>
      <text:p text:style-name="Standard">Facultad Ingenierías Fisicomecánicas Escuela de Ingeniería de Sistemas e Informática</text:p>
      <text:p text:style-name="P1"/>
      <text:p text:style-name="P1">Fecha: <text:span text:style-name="T7">01/06/2023</text:span></text:p>
      <text:p text:style-name="P1"/>
      <text:p text:style-name="P1">Semestre: 1-2023 </text:p>
      <text:p text:style-name="P4">Examen de Programación en la Web</text:p>
      <text:p text:style-name="P1"/>
      <text:p text:style-name="P5">Nombre: <text:span text:style-name="T1">Diego Fabián Sepúl</text:span><text:span text:style-name="T7">veda </text:span><text:span text:style-name="T1">Duran </text:span></text:p>
      <text:p text:style-name="P5"><text:span text:style-name="T7">Código : </text:span><text:span text:style-name="T1">2210063</text:span></text:p>
      <text:p text:style-name="Standard"/>
      <text:p text:style-name="Standard">Seleccione 4 de las cinco preguntas teóricas</text:p>
      <text:p text:style-name="Standard"/>
      <text:p text:style-name="Standard">1) <text:span text:style-name="T5">valor 5</text:span> HTML se define como?:</text:p>
      <text:p text:style-name="Standard">• Un lenguaje de programación .</text:p>
      <text:p text:style-name="P3">• Un lenguaje de marcado que define la estructura de tu contenido.</text:p>
      <text:p text:style-name="Standard">• Un lenguaje de Estilos que define la forma de tu contenidos.</text:p>
      <text:p text:style-name="Standard">• Un lenguaje de Estilos que define la escritura de tu contenido.</text:p>
      <text:p text:style-name="Standard"/>
      <text:p text:style-name="Standard">2) <text:span text:style-name="T5">valor 5 </text:span>CSS se define como?:</text:p>
      <text:p text:style-name="P3">• Es el lenguaje de estilos utilizado para describir la presentación de documentos HTML o XML.</text:p>
      <text:p text:style-name="Standard">• Es el lenguaje de marcado utilizado para describir la presentación de documentos HTML o Doc.</text:p>
      <text:p text:style-name="Standard">• Es el lenguaje de programación utilizado para formatear la presentación de documentos HTML</text:p>
      <text:p text:style-name="Standard">o XML.</text:p>
      <text:p text:style-name="Standard">• Es un lenguaje de programación para visualizar datos.</text:p>
      <text:p text:style-name="Standard"/>
      <text:p text:style-name="Standard">3) <text:span text:style-name="T5">valor 5</text:span> En qué lugar se ejecuta generalmente el código JavaScript</text:p>
      <text:p text:style-name="Standard">• Solo en el Servidor</text:p>
      <text:p text:style-name="Standard">• Solo en el cliente</text:p>
      <text:p text:style-name="P3">• por lo general en el cliente, pero se puede ejecutar en el servidor.</text:p>
      <text:p text:style-name="Standard">• En el router.</text:p>
      <text:p text:style-name="Standard"/>
      <text:p text:style-name="Standard">4) <text:span text:style-name="T5">valor 5 </text:span>jquery es :</text:p>
      <text:p text:style-name="Standard">• un lenguaje de programación.</text:p>
      <text:p text:style-name="P6">• Un conjunto de tecnologías que permiten hacer código para el DOM.</text:p>
      <text:p text:style-name="Standard">• Un ID de desarrollo.</text:p>
      <text:p text:style-name="P3">• una biblioteca multiplataforma de JavaScript.</text:p>
      <text:p text:style-name="Standard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06:26.175710369</meta:creation-date>
    <dc:date>2023-06-02T14:29:23.172799756</dc:date>
    <meta:editing-duration>PT3H26M13S</meta:editing-duration>
    <meta:editing-cycles>1</meta:editing-cycles>
    <meta:document-statistic meta:table-count="0" meta:image-count="0" meta:object-count="0" meta:page-count="1" meta:paragraph-count="29" meta:word-count="226" meta:character-count="1292" meta:non-whitespace-character-count="1093"/>
    <meta:generator>LibreOffice/7.5.2.2$Linux_X86_64 LibreOffice_project/50$Build-2</meta:generator>
  </office:meta>
</office:document-meta>
</file>